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V_5f_TABLE" style:display-name="CV_TABLE" style:family="table">
      <style:table-properties style:width="19.001cm" table:align="margins" style:writing-mode="lr-tb"/>
    </style:style>
    <style:style style:name="CV_5f_TABLE.A" style:display-name="CV_TABLE.A" style:family="table-column">
      <style:table-column-properties style:column-width="2.933cm" style:rel-column-width="1663*"/>
    </style:style>
    <style:style style:name="CV_5f_TABLE.B" style:display-name="CV_TABLE.B" style:family="table-column">
      <style:table-column-properties style:column-width="0.441cm" style:rel-column-width="250*"/>
    </style:style>
    <style:style style:name="CV_5f_TABLE.C" style:display-name="CV_TABLE.C" style:family="table-column">
      <style:table-column-properties style:column-width="1.716cm" style:rel-column-width="973*"/>
    </style:style>
    <style:style style:name="CV_5f_TABLE.D" style:display-name="CV_TABLE.D" style:family="table-column">
      <style:table-column-properties style:column-width="13.91cm" style:rel-column-width="7886*"/>
    </style:style>
    <style:style style:name="CV_5f_TABLE.A1.1" style:display-name="CV_TABLE.A1.1" style:family="table-column">
      <style:table-column-properties style:column-width="5.091cm" style:rel-column-width="2886*"/>
    </style:style>
    <style:style style:name="CV_5f_TABLE.A1.1.1" style:display-name="CV_TABLE.A1.1.1" style:family="table-cell">
      <style:table-cell-properties style:vertical-align="top" fo:padding-left="0cm" fo:padding-right="0cm" fo:padding-top="0.049cm" fo:padding-bottom="0.049cm" fo:border="none"/>
    </style:style>
    <style:style style:name="CV_5f_TABLE.D1.1" style:display-name="CV_TABLE.D1.1" style:family="table-column">
      <style:table-column-properties style:column-width="8.8cm" style:rel-column-width="4989*"/>
    </style:style>
    <style:style style:name="CV_5f_TABLE.D1.2" style:display-name="CV_TABLE.D1.2" style:family="table-column">
      <style:table-column-properties style:column-width="5.108cm" style:rel-column-width="2896*"/>
    </style:style>
    <style:style style:name="CV_5f_TABLE.14" style:display-name="CV_TABLE.14" style:family="table-row">
      <style:table-row-properties style:min-row-height="0.196cm"/>
    </style:style>
    <style:style style:name="CV_5f_TABLE.A17" style:display-name="CV_TABLE.A17" style:family="table-cell">
      <style:table-cell-properties style:vertical-align="top" fo:background-color="transparent" fo:padding-left="0cm" fo:padding-right="0cm" fo:padding-top="0.049cm" fo:padding-bottom="0.049cm" fo:border="none">
        <style:background-image/>
      </style:table-cell-properties>
    </style:style>
    <style:style style:name="CV_5f_TABLE.19" style:display-name="CV_TABLE.19" style:family="table-row">
      <style:table-row-properties style:min-row-height="0.125cm"/>
    </style:style>
    <style:style style:name="P1" style:family="paragraph" style:parent-style-name="CV_20_Footer_20_Right">
      <style:paragraph-properties fo:text-align="start" style:justify-single-word="false"/>
    </style:style>
    <style:style style:name="P2" style:family="paragraph" style:parent-style-name="CV_20_Normal">
      <style:paragraph-properties fo:text-align="start" style:justify-single-word="false"/>
      <style:text-properties style:font-name="Arial" fo:font-size="11pt"/>
    </style:style>
    <style:style style:name="P3" style:family="paragraph" style:parent-style-name="CV_20_Normal">
      <style:paragraph-properties fo:text-align="center" style:justify-single-word="false"/>
      <style:text-properties style:font-name="Arial" fo:font-size="11pt"/>
    </style:style>
    <style:style style:name="P4" style:family="paragraph" style:parent-style-name="CV_20_Normal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CV_20_Normal">
      <style:paragraph-properties fo:text-align="center" style:justify-single-word="false"/>
      <style:text-properties style:font-name="Arial Narrow1" fo:font-size="11pt"/>
    </style:style>
    <style:style style:name="P6" style:family="paragraph" style:parent-style-name="CV_20_Normal">
      <style:paragraph-properties fo:margin-left="0cm" fo:margin-right="0.199cm" fo:text-indent="0cm" style:auto-text-indent="false"/>
    </style:style>
    <style:style style:name="P7" style:family="paragraph" style:parent-style-name="CV_20_Normal">
      <style:paragraph-properties fo:margin-left="0cm" fo:margin-right="0.199cm" fo:text-indent="0cm" style:auto-text-indent="false"/>
      <style:text-properties style:font-name="Arial" fo:font-size="2pt" style:text-underline-style="none" style:font-size-asian="2pt" style:font-size-complex="2pt"/>
    </style:style>
    <style:style style:name="P8" style:family="paragraph" style:parent-style-name="CV_20_Normal">
      <style:paragraph-properties fo:margin-left="0cm" fo:margin-right="0.199cm" fo:text-align="end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10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CV_20_Heading_20_1">
      <style:text-properties style:font-name="Arial" fo:font-size="11pt" style:font-size-asian="11pt" style:font-size-complex="11pt"/>
    </style:style>
    <style:style style:name="P12" style:family="paragraph" style:parent-style-name="CV_20_Heading_20_1">
      <style:text-properties style:font-name="Arial" fo:font-size="11pt" style:font-size-asian="9.60000038146973pt" style:font-size-complex="11pt"/>
    </style:style>
    <style:style style:name="P13" style:family="paragraph" style:parent-style-name="CV_20_Heading_20_1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CV_20_Heading_20_2_20_-_20_First_20_Line">
      <style:text-properties style:font-name="Arial"/>
    </style:style>
    <style:style style:name="P15" style:family="paragraph" style:parent-style-name="CV_20_Heading_20_2_20_-_20_First_20_Line">
      <style:text-properties style:font-name="Arial" fo:font-size="2pt" fo:font-weight="bold" style:font-size-asian="2pt" style:font-weight-asian="bold" style:font-size-complex="2pt" style:font-weight-complex="bold"/>
    </style:style>
    <style:style style:name="P16" style:family="paragraph" style:parent-style-name="CV_20_Heading_20_2_20_-_20_First_20_Line"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CV_20_Heading_20_2_20_-_20_First_20_Line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CV_20_Heading_20_3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CV_20_Spacer">
      <style:text-properties style:font-name="Arial"/>
    </style:style>
    <style:style style:name="P20" style:family="paragraph" style:parent-style-name="CV_20_Spacer">
      <style:text-properties style:font-name="Arial" fo:font-weight="normal" style:font-weight-asian="normal" style:font-weight-complex="normal"/>
    </style:style>
    <style:style style:name="P21" style:family="paragraph" style:parent-style-name="CV_20_Normal_20_-_20_First_20_Line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CV_20_Normal_20_-_20_First_20_Line">
      <style:text-properties style:font-name="Arial" fo:font-size="10pt" fo:font-weight="normal" officeooo:paragraph-rsid="001082b3" style:font-size-asian="10pt" style:font-weight-asian="normal" style:font-size-complex="10pt" style:font-weight-complex="normal"/>
    </style:style>
    <style:style style:name="P23" style:family="paragraph" style:parent-style-name="CV_20_Normal_20_-_20_First_20_Line">
      <style:text-properties style:font-name="Arial" fo:font-size="2pt" fo:font-weight="normal" style:font-size-asian="2pt" style:font-weight-asian="normal" style:font-size-complex="2pt" style:font-weight-complex="normal"/>
    </style:style>
    <style:style style:name="P24" style:family="paragraph" style:parent-style-name="CV_20_Normal_20_-_20_First_20_Line">
      <style:paragraph-properties fo:text-align="center" style:justify-single-word="false"/>
      <style:text-properties style:font-name="Arial" fo:font-size="11pt" fo:background-color="transparent"/>
    </style:style>
    <style:style style:name="P25" style:family="paragraph" style:parent-style-name="CV_20_Normal_20_-_20_First_20_Line">
      <style:text-properties style:font-name="Arial" officeooo:paragraph-rsid="001082b3"/>
    </style:style>
    <style:style style:name="P26" style:family="paragraph" style:parent-style-name="CV_20_Normal_20_-_20_First_20_Line">
      <style:paragraph-properties fo:margin-left="0cm" fo:margin-right="0.199cm" fo:text-align="start" style:justify-single-word="false" fo:text-indent="0.199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 style:list-style-name="L3">
      <style:paragraph-properties fo:margin-left="0.199cm" fo:margin-right="0cm" fo:text-indent="-0.64cm" style:auto-text-indent="false">
        <style:tab-stops/>
      </style:paragraph-properties>
    </style:style>
    <style:style style:name="P28" style:family="paragraph" style:parent-style-name="CV_20_Heading_20_1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9" style:family="paragraph" style:parent-style-name="CV_20_Heading_20_1">
      <style:paragraph-properties fo:text-align="start" style:justify-single-word="false"/>
      <style:text-properties style:font-name="Arial" fo:font-size="11pt" officeooo:paragraph-rsid="001d79f4" style:font-size-asian="11pt" style:font-size-complex="11pt"/>
    </style:style>
    <style:style style:name="P30" style:family="paragraph" style:parent-style-name="CV_20_Heading_20_2_20_-_20_First_20_Line">
      <style:text-properties style:font-name="Arial" fo:font-size="10pt" fo:font-weight="bold" officeooo:paragraph-rsid="0085c864" style:font-size-asian="10pt" style:font-weight-asian="bold" style:font-size-complex="10pt" style:font-weight-complex="bold"/>
    </style:style>
    <style:style style:name="P31" style:family="paragraph" style:parent-style-name="CV_20_Heading_20_2_20_-_20_First_20_Line">
      <style:paragraph-properties fo:text-align="end" style:justify-single-word="false"/>
      <style:text-properties style:font-name="Arial" fo:font-size="11pt" fo:font-weight="bold" officeooo:paragraph-rsid="0085c864" style:font-size-asian="11pt" style:font-weight-asian="bold" style:font-size-complex="11pt" style:font-weight-complex="bold"/>
    </style:style>
    <style:style style:name="P32" style:family="paragraph" style:parent-style-name="CV_20_Normal" style:master-page-name="CV_20_Page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size-complex="16pt" style:font-weight-complex="bold"/>
    </style:style>
    <style:style style:name="P33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officeooo:paragraph-rsid="00ac35c4"/>
    </style:style>
    <style:style style:name="P34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officeooo:paragraph-rsid="00bb2a2e"/>
    </style:style>
    <style:style style:name="P35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officeooo:paragraph-rsid="00bd5da9"/>
    </style:style>
    <style:style style:name="P36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officeooo:paragraph-rsid="00daa7ba"/>
    </style:style>
    <style:style style:name="P37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officeooo:paragraph-rsid="00dbbcb5"/>
    </style:style>
    <style:style style:name="P38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officeooo:paragraph-rsid="015a2e0e"/>
    </style:style>
    <style:style style:name="P39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officeooo:paragraph-rsid="01897462"/>
    </style:style>
    <style:style style:name="P40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officeooo:paragraph-rsid="01b1d5c3"/>
    </style:style>
    <style:style style:name="P41" style:family="paragraph" style:parent-style-name="CV_20_Normal" style:list-style-name="L4">
      <style:paragraph-properties fo:margin-left="0.199cm" fo:margin-right="0.199cm" fo:line-height="100%" fo:text-indent="0cm" style:auto-text-indent="false"/>
      <style:text-properties style:font-name="Arial" fo:font-weight="normal" style:font-weight-asian="normal" style:font-weight-complex="normal"/>
    </style:style>
    <style:style style:name="P42" style:family="paragraph" style:parent-style-name="CV_20_Normal" style:list-style-name="L1">
      <style:paragraph-properties fo:margin-left="0.199cm" fo:margin-right="0cm" fo:text-indent="-0.64cm" style:auto-text-indent="false">
        <style:tab-stops/>
      </style:paragraph-properties>
      <style:text-properties officeooo:paragraph-rsid="0083cd3c"/>
    </style:style>
    <style:style style:name="P43" style:family="paragraph" style:parent-style-name="CV_20_Normal" style:list-style-name="L10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officeooo:paragraph-rsid="008e08c9"/>
    </style:style>
    <style:style style:name="P44" style:family="paragraph" style:parent-style-name="CV_20_Normal" style:list-style-name="L10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officeooo:paragraph-rsid="0092a6c8"/>
    </style:style>
    <style:style style:name="P45" style:family="paragraph" style:parent-style-name="CV_20_Normal" style:list-style-name="L10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officeooo:paragraph-rsid="0094902f"/>
    </style:style>
    <style:style style:name="P46" style:family="paragraph" style:parent-style-name="CV_20_Normal" style:list-style-name="L10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officeooo:paragraph-rsid="00de9a8c"/>
    </style:style>
    <style:style style:name="P47" style:family="paragraph" style:parent-style-name="CV_20_Normal" style:list-style-name="L10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officeooo:paragraph-rsid="00e950c1"/>
    </style:style>
    <style:style style:name="P48" style:family="paragraph" style:parent-style-name="CV_20_Normal" style:list-style-name="L10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officeooo:paragraph-rsid="01118496"/>
    </style:style>
    <style:style style:name="P49" style:family="paragraph" style:parent-style-name="CV_20_Normal" style:list-style-name="L10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officeooo:paragraph-rsid="01131816"/>
    </style:style>
    <style:style style:name="P50" style:family="paragraph" style:parent-style-name="CV_20_Normal" style:list-style-name="L10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officeooo:paragraph-rsid="01266560"/>
    </style:style>
    <style:style style:name="P51" style:family="paragraph" style:parent-style-name="CV_20_Normal" style:list-style-name="L10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officeooo:paragraph-rsid="0143c622"/>
    </style:style>
    <style:style style:name="P52" style:family="paragraph" style:parent-style-name="CV_20_Normal" style:list-style-name="L10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officeooo:paragraph-rsid="01bd7b11"/>
    </style:style>
    <style:style style:name="P53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</style:style>
    <style:style style:name="P54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  <style:text-properties officeooo:paragraph-rsid="0181bc8b"/>
    </style:style>
    <style:style style:name="P55" style:family="paragraph" style:parent-style-name="CV_20_Normal_20_-_20_First_20_Line" style:list-style-name="L3">
      <style:paragraph-properties fo:margin-left="0.199cm" fo:margin-right="0cm" fo:text-indent="-0.64cm" style:auto-text-indent="false">
        <style:tab-stops/>
      </style:paragraph-properties>
      <style:text-properties style:font-name="Arial"/>
    </style:style>
    <style:style style:name="P56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1pt" fo:font-weight="normal" officeooo:rsid="001082b3" officeooo:paragraph-rsid="0178743a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weight="bold" officeooo:rsid="0083cd3c" style:font-weight-asian="bold" style:font-weight-complex="bold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style:font-name="Arial" fo:font-weight="normal" officeooo:rsid="00149c7e" style:font-weight-asian="normal" style:font-weight-complex="normal"/>
    </style:style>
    <style:style style:name="T7" style:family="text">
      <style:text-properties style:font-name="Arial" fo:font-weight="normal" officeooo:rsid="00161c73" style:font-weight-asian="normal" style:font-weight-complex="normal"/>
    </style:style>
    <style:style style:name="T8" style:family="text">
      <style:text-properties style:font-name="Arial" fo:font-weight="normal" officeooo:rsid="00163a26" style:font-weight-asian="normal" style:font-weight-complex="normal"/>
    </style:style>
    <style:style style:name="T9" style:family="text">
      <style:text-properties style:font-name="Arial" fo:font-weight="normal" officeooo:rsid="0016b040" style:font-weight-asian="normal" style:font-weight-complex="normal"/>
    </style:style>
    <style:style style:name="T10" style:family="text">
      <style:text-properties style:font-name="Arial" fo:font-weight="normal" officeooo:rsid="003cfc00" style:font-weight-asian="normal" style:font-weight-complex="normal"/>
    </style:style>
    <style:style style:name="T11" style:family="text">
      <style:text-properties style:font-name="Arial" fo:font-weight="normal" officeooo:rsid="003ecb63" style:font-weight-asian="normal" style:font-weight-complex="normal"/>
    </style:style>
    <style:style style:name="T12" style:family="text">
      <style:text-properties style:font-name="Arial" fo:font-weight="normal" officeooo:rsid="003f3dbe" style:font-weight-asian="normal" style:font-weight-complex="normal"/>
    </style:style>
    <style:style style:name="T13" style:family="text">
      <style:text-properties style:font-name="Arial" fo:font-weight="normal" officeooo:rsid="0040173b" style:font-weight-asian="normal" style:font-weight-complex="normal"/>
    </style:style>
    <style:style style:name="T14" style:family="text">
      <style:text-properties style:font-name="Arial" fo:font-weight="normal" officeooo:rsid="005a2e1c" style:font-weight-asian="normal" style:font-weight-complex="normal"/>
    </style:style>
    <style:style style:name="T15" style:family="text">
      <style:text-properties style:font-name="Arial" fo:font-weight="normal" officeooo:rsid="005a5c6f" style:font-weight-asian="normal" style:font-weight-complex="normal"/>
    </style:style>
    <style:style style:name="T16" style:family="text">
      <style:text-properties style:font-name="Arial" fo:font-weight="normal" officeooo:rsid="005b0b40" style:font-weight-asian="normal" style:font-weight-complex="normal"/>
    </style:style>
    <style:style style:name="T17" style:family="text">
      <style:text-properties style:font-name="Arial" fo:font-weight="normal" officeooo:rsid="005f15fc" style:font-weight-asian="normal" style:font-weight-complex="normal"/>
    </style:style>
    <style:style style:name="T18" style:family="text">
      <style:text-properties style:font-name="Arial" fo:font-weight="normal" officeooo:rsid="0063f260" style:font-weight-asian="normal" style:font-weight-complex="normal"/>
    </style:style>
    <style:style style:name="T19" style:family="text">
      <style:text-properties style:font-name="Arial" fo:font-weight="normal" officeooo:rsid="00a74545" style:font-weight-asian="normal" style:font-weight-complex="normal"/>
    </style:style>
    <style:style style:name="T20" style:family="text">
      <style:text-properties style:font-name="Arial" fo:font-weight="normal" officeooo:rsid="00f04e4d" style:font-weight-asian="normal" style:font-weight-complex="normal"/>
    </style:style>
    <style:style style:name="T21" style:family="text">
      <style:text-properties style:font-name="Arial" fo:font-weight="normal" officeooo:rsid="00f0d544" style:font-weight-asian="normal" style:font-weight-complex="normal"/>
    </style:style>
    <style:style style:name="T22" style:family="text">
      <style:text-properties style:font-name="Arial" fo:font-weight="normal" officeooo:rsid="0135715b" style:font-weight-asian="normal" style:font-weight-complex="normal"/>
    </style:style>
    <style:style style:name="T23" style:family="text">
      <style:text-properties style:font-name="Arial" fo:font-weight="normal" officeooo:rsid="013655fa" style:font-weight-asian="normal" style:font-weight-complex="normal"/>
    </style:style>
    <style:style style:name="T24" style:family="text">
      <style:text-properties style:font-name="Arial" fo:font-weight="normal" officeooo:rsid="013ab1d1" style:font-weight-asian="normal" style:font-weight-complex="normal"/>
    </style:style>
    <style:style style:name="T25" style:family="text">
      <style:text-properties style:font-name="Arial" fo:font-weight="normal" officeooo:rsid="013b2f30" style:font-weight-asian="normal" style:font-weight-complex="normal"/>
    </style:style>
    <style:style style:name="T26" style:family="text">
      <style:text-properties style:font-name="Arial" fo:font-weight="normal" officeooo:rsid="013b3717" style:font-weight-asian="normal" style:font-weight-complex="normal"/>
    </style:style>
    <style:style style:name="T27" style:family="text">
      <style:text-properties style:font-name="Arial" fo:font-weight="normal" officeooo:rsid="013d8b43" style:font-weight-asian="normal" style:font-weight-complex="normal"/>
    </style:style>
    <style:style style:name="T28" style:family="text">
      <style:text-properties style:font-name="Arial" fo:font-weight="normal" officeooo:rsid="013eddb6" style:font-weight-asian="normal" style:font-weight-complex="normal"/>
    </style:style>
    <style:style style:name="T29" style:family="text">
      <style:text-properties style:font-name="Arial" fo:font-weight="normal" officeooo:rsid="0140b15a" style:font-weight-asian="normal" style:font-weight-complex="normal"/>
    </style:style>
    <style:style style:name="T30" style:family="text">
      <style:text-properties style:font-name="Arial" fo:font-weight="normal" officeooo:rsid="014284d7" style:font-weight-asian="normal" style:font-weight-complex="normal"/>
    </style:style>
    <style:style style:name="T31" style:family="text">
      <style:text-properties style:font-name="Arial" fo:font-weight="normal" officeooo:rsid="01799d3b" style:font-weight-asian="normal" style:font-weight-complex="normal"/>
    </style:style>
    <style:style style:name="T32" style:family="text">
      <style:text-properties style:font-name="Arial" fo:font-weight="normal" officeooo:rsid="017add82" style:font-weight-asian="normal" style:font-weight-complex="normal"/>
    </style:style>
    <style:style style:name="T33" style:family="text">
      <style:text-properties style:font-name="Arial" fo:font-weight="normal" officeooo:rsid="017bafed" style:font-weight-asian="normal" style:font-weight-complex="normal"/>
    </style:style>
    <style:style style:name="T34" style:family="text">
      <style:text-properties style:font-name="Arial" fo:font-weight="normal" officeooo:rsid="017e7f8d" style:font-weight-asian="normal" style:font-weight-complex="normal"/>
    </style:style>
    <style:style style:name="T35" style:family="text">
      <style:text-properties style:font-name="Arial" fo:font-weight="normal" officeooo:rsid="017efbf0" style:font-weight-asian="normal" style:font-weight-complex="normal"/>
    </style:style>
    <style:style style:name="T36" style:family="text">
      <style:text-properties style:font-name="Arial" fo:font-weight="normal" officeooo:rsid="0181bc8b" style:font-weight-asian="normal" style:font-weight-complex="normal"/>
    </style:style>
    <style:style style:name="T37" style:family="text">
      <style:text-properties style:font-name="Arial" fo:font-weight="normal" officeooo:rsid="01834c53" style:font-weight-asian="normal" style:font-weight-complex="normal"/>
    </style:style>
    <style:style style:name="T38" style:family="text">
      <style:text-properties style:font-name="Arial" fo:font-weight="normal" officeooo:rsid="0184f3ad" style:font-weight-asian="normal" style:font-weight-complex="normal"/>
    </style:style>
    <style:style style:name="T39" style:family="text">
      <style:text-properties style:font-name="Arial" fo:font-weight="normal" officeooo:rsid="0186dfe2" style:font-weight-asian="normal" style:font-weight-complex="normal"/>
    </style:style>
    <style:style style:name="T40" style:family="text">
      <style:text-properties style:font-name="Arial" fo:font-weight="normal" officeooo:rsid="01c2f46f" style:font-weight-asian="normal" style:font-weight-complex="normal"/>
    </style:style>
    <style:style style:name="T41" style:family="text">
      <style:text-properties style:font-name="Arial" fo:font-weight="normal" officeooo:rsid="01c48195" style:font-weight-asian="normal" style:font-weight-complex="normal"/>
    </style:style>
    <style:style style:name="T42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43" style:family="text">
      <style:text-properties style:font-name="Arial" fo:font-size="10pt" style:text-underline-style="none" fo:font-weight="normal" officeooo:rsid="009c288e" style:font-size-asian="10pt" style:font-weight-asian="normal" style:font-size-complex="10pt" style:font-weight-complex="normal"/>
    </style:style>
    <style:style style:name="T44" style:family="text">
      <style:text-properties style:font-name="Arial" fo:font-size="10pt" style:text-underline-style="none" fo:font-weight="normal" officeooo:rsid="009e264b" style:font-size-asian="10pt" style:font-weight-asian="normal" style:font-size-complex="10pt" style:font-weight-complex="normal"/>
    </style:style>
    <style:style style:name="T45" style:family="text">
      <style:text-properties style:font-name="Arial" fo:font-size="10pt" style:text-underline-style="none" fo:font-weight="normal" officeooo:rsid="009ef68e" style:font-size-asian="10pt" style:font-weight-asian="normal" style:font-size-complex="10pt" style:font-weight-complex="normal"/>
    </style:style>
    <style:style style:name="T46" style:family="text">
      <style:text-properties style:font-name="Arial" fo:font-size="10pt" style:text-underline-style="none" fo:font-weight="normal" officeooo:rsid="00a08384" style:font-size-asian="10pt" style:font-weight-asian="normal" style:font-size-complex="10pt" style:font-weight-complex="normal"/>
    </style:style>
    <style:style style:name="T47" style:family="text">
      <style:text-properties style:font-name="Arial" fo:font-size="10pt" style:text-underline-style="none" fo:font-weight="normal" officeooo:rsid="00a3f85f" style:font-size-asian="10pt" style:font-weight-asian="normal" style:font-size-complex="10pt" style:font-weight-complex="normal"/>
    </style:style>
    <style:style style:name="T48" style:family="text">
      <style:text-properties style:font-name="Arial" fo:font-size="10pt" style:text-underline-style="none" fo:font-weight="normal" officeooo:rsid="00c3a4ab" style:font-size-asian="10pt" style:font-weight-asian="normal" style:font-size-complex="10pt" style:font-weight-complex="normal"/>
    </style:style>
    <style:style style:name="T49" style:family="text">
      <style:text-properties style:font-name="Arial" fo:font-size="10pt" style:text-underline-style="none" fo:font-weight="normal" officeooo:rsid="00c4aac4" style:font-size-asian="10pt" style:font-weight-asian="normal" style:font-size-complex="10pt" style:font-weight-complex="normal"/>
    </style:style>
    <style:style style:name="T50" style:family="text">
      <style:text-properties style:font-name="Arial" fo:font-size="10pt" style:text-underline-style="none" fo:font-weight="normal" officeooo:rsid="00c666e3" style:font-size-asian="10pt" style:font-weight-asian="normal" style:font-size-complex="10pt" style:font-weight-complex="normal"/>
    </style:style>
    <style:style style:name="T51" style:family="text">
      <style:text-properties style:font-name="Arial" fo:font-size="10pt" style:text-underline-style="none" fo:font-weight="normal" officeooo:rsid="00c83c6b" style:font-size-asian="10pt" style:font-weight-asian="normal" style:font-size-complex="10pt" style:font-weight-complex="normal"/>
    </style:style>
    <style:style style:name="T52" style:family="text">
      <style:text-properties style:font-name="Arial" fo:font-size="10pt" style:text-underline-style="none" fo:font-weight="normal" officeooo:rsid="00c899d0" style:font-size-asian="10pt" style:font-weight-asian="normal" style:font-size-complex="10pt" style:font-weight-complex="normal"/>
    </style:style>
    <style:style style:name="T53" style:family="text">
      <style:text-properties style:font-name="Arial" fo:font-size="10pt" style:text-underline-style="none" fo:font-weight="normal" officeooo:rsid="00cf154c" style:font-size-asian="10pt" style:font-weight-asian="normal" style:font-size-complex="10pt" style:font-weight-complex="normal"/>
    </style:style>
    <style:style style:name="T54" style:family="text">
      <style:text-properties style:font-name="Arial" fo:font-size="10pt" style:text-underline-style="none" fo:font-weight="normal" officeooo:rsid="00dbbcb5" style:font-size-asian="10pt" style:font-weight-asian="normal" style:font-size-complex="10pt" style:font-weight-complex="normal"/>
    </style:style>
    <style:style style:name="T55" style:family="text">
      <style:text-properties style:font-name="Arial" fo:font-size="10pt" style:text-underline-style="none" fo:font-weight="normal" officeooo:rsid="00b35d8a" style:font-size-asian="10pt" style:font-weight-asian="normal" style:font-size-complex="10pt" style:font-weight-complex="normal"/>
    </style:style>
    <style:style style:name="T56" style:family="text">
      <style:text-properties style:font-name="Arial" fo:font-size="10pt" style:text-underline-style="none" fo:font-weight="normal" officeooo:rsid="0127e059" style:font-size-asian="10pt" style:font-weight-asian="normal" style:font-size-complex="10pt" style:font-weight-complex="normal"/>
    </style:style>
    <style:style style:name="T57" style:family="text">
      <style:text-properties style:font-name="Arial" fo:font-size="10pt" style:text-underline-style="none" fo:font-weight="normal" officeooo:rsid="01897462" style:font-size-asian="10pt" style:font-weight-asian="normal" style:font-size-complex="10pt" style:font-weight-complex="normal"/>
    </style:style>
    <style:style style:name="T58" style:family="text">
      <style:text-properties style:font-name="Arial" fo:font-size="10pt" style:text-underline-style="none" fo:font-weight="normal" officeooo:rsid="018d1d58" style:font-size-asian="10pt" style:font-weight-asian="normal" style:font-size-complex="10pt" style:font-weight-complex="normal"/>
    </style:style>
    <style:style style:name="T59" style:family="text">
      <style:text-properties style:font-name="Arial" fo:font-size="10pt" style:text-underline-style="none" fo:font-weight="normal" officeooo:rsid="018e3003" style:font-size-asian="10pt" style:font-weight-asian="normal" style:font-size-complex="10pt" style:font-weight-complex="normal"/>
    </style:style>
    <style:style style:name="T60" style:family="text">
      <style:text-properties style:font-name="Arial" fo:font-size="10pt" style:text-underline-style="none" fo:font-weight="normal" officeooo:rsid="01946bcc" style:font-size-asian="10pt" style:font-weight-asian="normal" style:font-size-complex="10pt" style:font-weight-complex="normal"/>
    </style:style>
    <style:style style:name="T61" style:family="text">
      <style:text-properties style:font-name="Arial" fo:font-size="10pt" style:text-underline-style="none" fo:font-weight="normal" officeooo:rsid="01984815" style:font-size-asian="10pt" style:font-weight-asian="normal" style:font-size-complex="10pt" style:font-weight-complex="normal"/>
    </style:style>
    <style:style style:name="T62" style:family="text">
      <style:text-properties style:font-name="Arial" fo:font-size="10pt" style:text-underline-style="none" fo:font-weight="normal" officeooo:rsid="01a54f48" style:font-size-asian="10pt" style:font-weight-asian="normal" style:font-size-complex="10pt" style:font-weight-complex="normal"/>
    </style:style>
    <style:style style:name="T63" style:family="text">
      <style:text-properties style:font-name="Arial" fo:font-size="10pt" style:text-underline-style="none" fo:font-weight="normal" officeooo:rsid="01a56754" style:font-size-asian="10pt" style:font-weight-asian="normal" style:font-size-complex="10pt" style:font-weight-complex="normal"/>
    </style:style>
    <style:style style:name="T64" style:family="text">
      <style:text-properties style:font-name="Arial" fo:font-size="10pt" style:text-underline-style="none" fo:font-weight="normal" officeooo:rsid="01a71f45" style:font-size-asian="10pt" style:font-weight-asian="normal" style:font-size-complex="10pt" style:font-weight-complex="normal"/>
    </style:style>
    <style:style style:name="T65" style:family="text">
      <style:text-properties style:font-name="Arial" fo:font-size="10pt" style:text-underline-style="none" fo:font-weight="normal" officeooo:rsid="01af7514" style:font-size-asian="10pt" style:font-weight-asian="normal" style:font-size-complex="10pt" style:font-weight-complex="normal"/>
    </style:style>
    <style:style style:name="T66" style:family="text">
      <style:text-properties style:font-name="Arial" fo:font-size="10pt" style:text-underline-style="none" fo:font-weight="normal" officeooo:rsid="01b1d5c3" style:font-size-asian="10pt" style:font-weight-asian="normal" style:font-size-complex="10pt" style:font-weight-complex="normal"/>
    </style:style>
    <style:style style:name="T67" style:family="text">
      <style:text-properties style:font-name="Arial" fo:font-size="10pt" style:text-underline-style="none" fo:font-weight="normal" officeooo:rsid="01b55191" style:font-size-asian="10pt" style:font-weight-asian="normal" style:font-size-complex="10pt" style:font-weight-complex="normal"/>
    </style:style>
    <style:style style:name="T68" style:family="text">
      <style:text-properties style:font-name="Arial" fo:font-size="10pt" style:text-underline-style="none" fo:font-weight="normal" officeooo:rsid="01b5d04a" style:font-size-asian="10pt" style:font-weight-asian="normal" style:font-size-complex="10pt" style:font-weight-complex="normal"/>
    </style:style>
    <style:style style:name="T69" style:family="text">
      <style:text-properties style:font-name="Arial" fo:font-size="10pt" style:text-underline-style="none" fo:font-weight="normal" officeooo:rsid="01b6fbc5" style:font-size-asian="10pt" style:font-weight-asian="normal" style:font-size-complex="10pt" style:font-weight-complex="normal"/>
    </style:style>
    <style:style style:name="T70" style:family="text">
      <style:text-properties style:font-name="Arial" fo:font-size="10pt" style:text-underline-style="none" fo:font-weight="normal" officeooo:rsid="01b8efce" style:font-size-asian="10pt" style:font-weight-asian="normal" style:font-size-complex="10pt" style:font-weight-complex="normal"/>
    </style:style>
    <style:style style:name="T71" style:family="text">
      <style:text-properties style:font-name="Arial" fo:font-size="10pt" style:text-underline-style="none" fo:font-weight="normal" officeooo:rsid="01ba9d31" style:font-size-asian="10pt" style:font-weight-asian="normal" style:font-size-complex="10pt" style:font-weight-complex="normal"/>
    </style:style>
    <style:style style:name="T72" style:family="text">
      <style:text-properties style:font-name="Arial" fo:font-size="10pt" style:text-underline-style="none" fo:font-weight="normal" officeooo:rsid="01bc03a6" style:font-size-asian="10pt" style:font-weight-asian="normal" style:font-size-complex="10pt" style:font-weight-complex="normal"/>
    </style:style>
    <style:style style:name="T73" style:family="text">
      <style:text-properties style:font-name="Arial" fo:font-size="10pt" style:text-underline-style="none" fo:font-weight="normal" officeooo:rsid="01c1cc81" style:font-size-asian="10pt" style:font-weight-asian="normal" style:font-size-complex="10pt" style:font-weight-complex="normal"/>
    </style:style>
    <style:style style:name="T74" style:family="text">
      <style:text-properties style:font-name="Arial" fo:font-size="10pt" style:text-underline-style="none" fo:font-weight="normal" officeooo:rsid="01c5e53f" style:font-size-asian="10pt" style:font-weight-asian="normal" style:font-size-complex="10pt" style:font-weight-complex="normal"/>
    </style:style>
    <style:style style:name="T75" style:family="text">
      <style:text-properties style:font-name="Arial" fo:font-size="10pt" style:text-underline-style="none" fo:font-weight="normal" officeooo:rsid="01c70584" style:font-size-asian="10pt" style:font-weight-asian="normal" style:font-size-complex="10pt" style:font-weight-complex="normal"/>
    </style:style>
    <style:style style:name="T76" style:family="text">
      <style:text-properties style:font-name="Arial" fo:font-size="10pt" style:text-underline-style="none" fo:font-weight="normal" officeooo:rsid="01c7d17c" style:font-size-asian="10pt" style:font-weight-asian="normal" style:font-size-complex="10pt" style:font-weight-complex="normal"/>
    </style:style>
    <style:style style:name="T77" style:family="text">
      <style:text-properties style:font-name="Arial" fo:font-size="10pt" style:text-underline-style="none" fo:font-weight="normal" officeooo:rsid="01c922f3" style:font-size-asian="10pt" style:font-weight-asian="normal" style:font-size-complex="10pt" style:font-weight-complex="normal"/>
    </style:style>
    <style:style style:name="T78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79" style:family="text">
      <style:text-properties style:font-name="Arial" fo:font-size="10pt" style:text-underline-style="none" fo:font-weight="bold" officeooo:rsid="00a46e4d" style:font-size-asian="10pt" style:font-weight-asian="bold" style:font-size-complex="10pt" style:font-weight-complex="bold"/>
    </style:style>
    <style:style style:name="T80" style:family="text">
      <style:text-properties style:font-name="Arial" fo:font-size="10pt" style:text-underline-style="none" fo:font-weight="bold" officeooo:rsid="00c3a4ab" style:font-size-asian="10pt" style:font-weight-asian="bold" style:font-size-complex="10pt" style:font-weight-complex="bold"/>
    </style:style>
    <style:style style:name="T81" style:family="text">
      <style:text-properties style:font-name="Arial" fo:font-size="10pt" style:text-underline-style="none" fo:font-weight="bold" officeooo:rsid="00dbbcb5" style:font-size-asian="10pt" style:font-weight-asian="bold" style:font-size-complex="10pt" style:font-weight-complex="bold"/>
    </style:style>
    <style:style style:name="T82" style:family="text">
      <style:text-properties style:font-name="Arial" fo:font-size="10pt" style:text-underline-style="none" fo:font-weight="bold" officeooo:rsid="01618b68" style:font-size-asian="10pt" style:font-weight-asian="bold" style:font-size-complex="10pt" style:font-weight-complex="bold"/>
    </style:style>
    <style:style style:name="T83" style:family="text">
      <style:text-properties style:font-name="Arial" style:text-underline-style="none" fo:font-weight="bold" officeooo:rsid="0023891f" style:font-weight-asian="bold" style:font-weight-complex="bold"/>
    </style:style>
    <style:style style:name="T84" style:family="text">
      <style:text-properties style:font-name="Arial" style:text-underline-style="none" fo:font-weight="bold" officeooo:rsid="00672c90" style:font-weight-asian="bold" style:font-weight-complex="bold"/>
    </style:style>
    <style:style style:name="T85" style:family="text">
      <style:text-properties style:font-name="Arial" style:text-underline-style="none" fo:font-weight="bold" officeooo:rsid="006db319" style:font-weight-asian="bold" style:font-weight-complex="bold"/>
    </style:style>
    <style:style style:name="T86" style:family="text">
      <style:text-properties style:font-name="Arial" style:text-underline-style="none" fo:font-weight="bold" officeooo:rsid="0092a6c8" style:font-weight-asian="bold" style:font-weight-complex="bold"/>
    </style:style>
    <style:style style:name="T87" style:family="text">
      <style:text-properties style:font-name="Arial" style:text-underline-style="none" fo:font-weight="bold" officeooo:rsid="009400a1" style:font-weight-asian="bold" style:font-weight-complex="bold"/>
    </style:style>
    <style:style style:name="T88" style:family="text">
      <style:text-properties style:font-name="Arial" style:text-underline-style="none" fo:font-weight="bold" officeooo:rsid="00b85dc8" style:font-weight-asian="bold" style:font-weight-complex="bold"/>
    </style:style>
    <style:style style:name="T89" style:family="text">
      <style:text-properties style:font-name="Arial" style:text-underline-style="none" fo:font-weight="bold" officeooo:rsid="00bb2a2e" style:font-weight-asian="bold" style:font-weight-complex="bold"/>
    </style:style>
    <style:style style:name="T90" style:family="text">
      <style:text-properties style:font-name="Arial" style:text-underline-style="none" fo:font-weight="bold" officeooo:rsid="00bd5da9" style:font-weight-asian="bold" style:font-weight-complex="bold"/>
    </style:style>
    <style:style style:name="T91" style:family="text">
      <style:text-properties style:font-name="Arial" style:text-underline-style="none" fo:font-weight="bold" officeooo:rsid="00c923a8" style:font-weight-asian="bold" style:font-weight-complex="bold"/>
    </style:style>
    <style:style style:name="T92" style:family="text">
      <style:text-properties style:font-name="Arial" style:text-underline-style="none" fo:font-weight="bold" officeooo:rsid="00d119d9" style:font-weight-asian="bold" style:font-weight-complex="bold"/>
    </style:style>
    <style:style style:name="T93" style:family="text">
      <style:text-properties style:font-name="Arial" style:text-underline-style="none" fo:font-weight="bold" officeooo:rsid="00d205a3" style:font-weight-asian="bold" style:font-weight-complex="bold"/>
    </style:style>
    <style:style style:name="T94" style:family="text">
      <style:text-properties style:font-name="Arial" style:text-underline-style="none" fo:font-weight="bold" officeooo:rsid="00df5aed" style:font-weight-asian="bold" style:font-weight-complex="bold"/>
    </style:style>
    <style:style style:name="T95" style:family="text">
      <style:text-properties style:font-name="Arial" style:text-underline-style="none" fo:font-weight="bold" officeooo:rsid="00f67b17" style:font-weight-asian="bold" style:font-weight-complex="bold"/>
    </style:style>
    <style:style style:name="T96" style:family="text">
      <style:text-properties style:font-name="Arial" style:text-underline-style="none" fo:font-weight="bold" officeooo:rsid="0100a6ff" style:font-weight-asian="bold" style:font-weight-complex="bold"/>
    </style:style>
    <style:style style:name="T97" style:family="text">
      <style:text-properties style:font-name="Arial" style:text-underline-style="none" fo:font-weight="bold" officeooo:rsid="00d0ff88" style:font-weight-asian="bold" style:font-weight-complex="bold"/>
    </style:style>
    <style:style style:name="T98" style:family="text">
      <style:text-properties style:font-name="Arial" style:text-underline-style="none" fo:font-weight="bold" officeooo:rsid="015de1b0" style:font-weight-asian="bold" style:font-weight-complex="bold"/>
    </style:style>
    <style:style style:name="T99" style:family="text">
      <style:text-properties style:font-name="Arial" style:text-underline-style="none" fo:font-weight="bold" officeooo:rsid="01686690" style:font-weight-asian="bold" style:font-weight-complex="bold"/>
    </style:style>
    <style:style style:name="T100" style:family="text">
      <style:text-properties style:font-name="Arial" style:text-underline-style="none" fo:font-weight="bold" officeooo:rsid="01bc03a6" style:font-weight-asian="bold" style:font-weight-complex="bold"/>
    </style:style>
    <style:style style:name="T101" style:family="text">
      <style:text-properties style:font-name="Arial" style:text-underline-style="none" fo:font-weight="bold" officeooo:rsid="01ba9d31" style:font-weight-asian="bold" style:font-weight-complex="bold"/>
    </style:style>
    <style:style style:name="T102" style:family="text">
      <style:text-properties style:font-name="Arial" style:text-underline-style="none" fo:font-weight="normal" officeooo:rsid="00672c90" style:font-weight-asian="normal" style:font-weight-complex="normal"/>
    </style:style>
    <style:style style:name="T103" style:family="text">
      <style:text-properties style:font-name="Arial" style:text-underline-style="none" fo:font-weight="normal" officeooo:rsid="006db319" style:font-weight-asian="normal" style:font-weight-complex="normal"/>
    </style:style>
    <style:style style:name="T104" style:family="text">
      <style:text-properties style:font-name="Arial" style:text-underline-style="none" fo:font-weight="normal" officeooo:rsid="0072dc2f" style:font-weight-asian="normal" style:font-weight-complex="normal"/>
    </style:style>
    <style:style style:name="T105" style:family="text">
      <style:text-properties style:font-name="Arial" style:text-underline-style="none" fo:font-weight="normal" officeooo:rsid="00732e21" style:font-weight-asian="normal" style:font-weight-complex="normal"/>
    </style:style>
    <style:style style:name="T106" style:family="text">
      <style:text-properties style:font-name="Arial" style:text-underline-style="none" fo:font-weight="normal" officeooo:rsid="007c8b8e" style:font-weight-asian="normal" style:font-weight-complex="normal"/>
    </style:style>
    <style:style style:name="T107" style:family="text">
      <style:text-properties style:font-name="Arial" style:text-underline-style="none" fo:font-weight="normal" officeooo:rsid="0090b6c1" style:font-weight-asian="normal" style:font-weight-complex="normal"/>
    </style:style>
    <style:style style:name="T108" style:family="text">
      <style:text-properties style:font-name="Arial" style:text-underline-style="none" fo:font-weight="normal" officeooo:rsid="0092a6c8" style:font-weight-asian="normal" style:font-weight-complex="normal"/>
    </style:style>
    <style:style style:name="T109" style:family="text">
      <style:text-properties style:font-name="Arial" style:text-underline-style="none" fo:font-weight="normal" officeooo:rsid="009400a1" style:font-weight-asian="normal" style:font-weight-complex="normal"/>
    </style:style>
    <style:style style:name="T110" style:family="text">
      <style:text-properties style:font-name="Arial" style:text-underline-style="none" fo:font-weight="normal" officeooo:rsid="0008f76b" style:font-weight-asian="normal" style:font-weight-complex="normal"/>
    </style:style>
    <style:style style:name="T111" style:family="text">
      <style:text-properties style:font-name="Arial" style:text-underline-style="none" fo:font-weight="normal" officeooo:rsid="00b85dc8" style:font-weight-asian="normal" style:font-weight-complex="normal"/>
    </style:style>
    <style:style style:name="T112" style:family="text">
      <style:text-properties style:font-name="Arial" style:text-underline-style="none" fo:font-weight="normal" officeooo:rsid="00bb2a2e" style:font-weight-asian="normal" style:font-weight-complex="normal"/>
    </style:style>
    <style:style style:name="T113" style:family="text">
      <style:text-properties style:font-name="Arial" style:text-underline-style="none" fo:font-weight="normal" officeooo:rsid="007c11c3" style:font-weight-asian="normal" style:font-weight-complex="normal"/>
    </style:style>
    <style:style style:name="T114" style:family="text">
      <style:text-properties style:font-name="Arial" style:text-underline-style="none" fo:font-weight="normal" officeooo:rsid="00bd5da9" style:font-weight-asian="normal" style:font-weight-complex="normal"/>
    </style:style>
    <style:style style:name="T115" style:family="text">
      <style:text-properties style:font-name="Arial" style:text-underline-style="none" fo:font-weight="normal" officeooo:rsid="00bea9c5" style:font-weight-asian="normal" style:font-weight-complex="normal"/>
    </style:style>
    <style:style style:name="T116" style:family="text">
      <style:text-properties style:font-name="Arial" style:text-underline-style="none" fo:font-weight="normal" officeooo:rsid="00c271e9" style:font-weight-asian="normal" style:font-weight-complex="normal"/>
    </style:style>
    <style:style style:name="T117" style:family="text">
      <style:text-properties style:font-name="Arial" style:text-underline-style="none" fo:font-weight="normal" officeooo:rsid="00c35324" style:font-weight-asian="normal" style:font-weight-complex="normal"/>
    </style:style>
    <style:style style:name="T118" style:family="text">
      <style:text-properties style:font-name="Arial" style:text-underline-style="none" fo:font-weight="normal" officeooo:rsid="00c923a8" style:font-weight-asian="normal" style:font-weight-complex="normal"/>
    </style:style>
    <style:style style:name="T119" style:family="text">
      <style:text-properties style:font-name="Arial" style:text-underline-style="none" fo:font-weight="normal" officeooo:rsid="0023891f" style:font-weight-asian="normal" style:font-weight-complex="normal"/>
    </style:style>
    <style:style style:name="T120" style:family="text">
      <style:text-properties style:font-name="Arial" style:text-underline-style="none" fo:font-weight="normal" officeooo:rsid="00254583" style:font-weight-asian="normal" style:font-weight-complex="normal"/>
    </style:style>
    <style:style style:name="T121" style:family="text">
      <style:text-properties style:font-name="Arial" style:text-underline-style="none" fo:font-weight="normal" officeooo:rsid="00d119d9" style:font-weight-asian="normal" style:font-weight-complex="normal"/>
    </style:style>
    <style:style style:name="T122" style:family="text">
      <style:text-properties style:font-name="Arial" style:text-underline-style="none" fo:font-weight="normal" officeooo:rsid="00d7897c" style:font-weight-asian="normal" style:font-weight-complex="normal"/>
    </style:style>
    <style:style style:name="T123" style:family="text">
      <style:text-properties style:font-name="Arial" style:text-underline-style="none" fo:font-weight="normal" officeooo:rsid="00e81048" style:font-weight-asian="normal" style:font-weight-complex="normal"/>
    </style:style>
    <style:style style:name="T124" style:family="text">
      <style:text-properties style:font-name="Arial" style:text-underline-style="none" fo:font-weight="normal" officeooo:rsid="00f67b17" style:font-weight-asian="normal" style:font-weight-complex="normal"/>
    </style:style>
    <style:style style:name="T125" style:family="text">
      <style:text-properties style:font-name="Arial" style:text-underline-style="none" fo:font-weight="normal" officeooo:rsid="00f818f0" style:font-weight-asian="normal" style:font-weight-complex="normal"/>
    </style:style>
    <style:style style:name="T126" style:family="text">
      <style:text-properties style:font-name="Arial" style:text-underline-style="none" fo:font-weight="normal" officeooo:rsid="00f9c34a" style:font-weight-asian="normal" style:font-weight-complex="normal"/>
    </style:style>
    <style:style style:name="T127" style:family="text">
      <style:text-properties style:font-name="Arial" style:text-underline-style="none" fo:font-weight="normal" officeooo:rsid="0101d657" style:font-weight-asian="normal" style:font-weight-complex="normal"/>
    </style:style>
    <style:style style:name="T128" style:family="text">
      <style:text-properties style:font-name="Arial" style:text-underline-style="none" fo:font-weight="normal" officeooo:rsid="010c2615" style:font-weight-asian="normal" style:font-weight-complex="normal"/>
    </style:style>
    <style:style style:name="T129" style:family="text">
      <style:text-properties style:font-name="Arial" style:text-underline-style="none" fo:font-weight="normal" officeooo:rsid="010e5303" style:font-weight-asian="normal" style:font-weight-complex="normal"/>
    </style:style>
    <style:style style:name="T130" style:family="text">
      <style:text-properties style:font-name="Arial" style:text-underline-style="none" fo:font-weight="normal" officeooo:rsid="010fd231" style:font-weight-asian="normal" style:font-weight-complex="normal"/>
    </style:style>
    <style:style style:name="T131" style:family="text">
      <style:text-properties style:font-name="Arial" style:text-underline-style="none" fo:font-weight="normal" officeooo:rsid="01145d79" style:font-weight-asian="normal" style:font-weight-complex="normal"/>
    </style:style>
    <style:style style:name="T132" style:family="text">
      <style:text-properties style:font-name="Arial" style:text-underline-style="none" fo:font-weight="normal" officeooo:rsid="01149f3c" style:font-weight-asian="normal" style:font-weight-complex="normal"/>
    </style:style>
    <style:style style:name="T133" style:family="text">
      <style:text-properties style:font-name="Arial" style:text-underline-style="none" fo:font-weight="normal" officeooo:rsid="011d1553" style:font-weight-asian="normal" style:font-weight-complex="normal"/>
    </style:style>
    <style:style style:name="T134" style:family="text">
      <style:text-properties style:font-name="Arial" style:text-underline-style="none" fo:font-weight="normal" officeooo:rsid="01286a13" style:font-weight-asian="normal" style:font-weight-complex="normal"/>
    </style:style>
    <style:style style:name="T135" style:family="text">
      <style:text-properties style:font-name="Arial" style:text-underline-style="none" fo:font-weight="normal" officeooo:rsid="012a963f" style:font-weight-asian="normal" style:font-weight-complex="normal"/>
    </style:style>
    <style:style style:name="T136" style:family="text">
      <style:text-properties style:font-name="Arial" style:text-underline-style="none" fo:font-weight="normal" officeooo:rsid="012c18dc" style:font-weight-asian="normal" style:font-weight-complex="normal"/>
    </style:style>
    <style:style style:name="T137" style:family="text">
      <style:text-properties style:font-name="Arial" style:text-underline-style="none" fo:font-weight="normal" officeooo:rsid="012edfd5" style:font-weight-asian="normal" style:font-weight-complex="normal"/>
    </style:style>
    <style:style style:name="T138" style:family="text">
      <style:text-properties style:font-name="Arial" style:text-underline-style="none" fo:font-weight="normal" officeooo:rsid="0130e4b3" style:font-weight-asian="normal" style:font-weight-complex="normal"/>
    </style:style>
    <style:style style:name="T139" style:family="text">
      <style:text-properties style:font-name="Arial" style:text-underline-style="none" fo:font-weight="normal" officeooo:rsid="0143c622" style:font-weight-asian="normal" style:font-weight-complex="normal"/>
    </style:style>
    <style:style style:name="T140" style:family="text">
      <style:text-properties style:font-name="Arial" style:text-underline-style="none" fo:font-weight="normal" officeooo:rsid="01440390" style:font-weight-asian="normal" style:font-weight-complex="normal"/>
    </style:style>
    <style:style style:name="T141" style:family="text">
      <style:text-properties style:font-name="Arial" style:text-underline-style="none" fo:font-weight="normal" officeooo:rsid="0145df2f" style:font-weight-asian="normal" style:font-weight-complex="normal"/>
    </style:style>
    <style:style style:name="T142" style:family="text">
      <style:text-properties style:font-name="Arial" style:text-underline-style="none" fo:font-weight="normal" officeooo:rsid="014721b3" style:font-weight-asian="normal" style:font-weight-complex="normal"/>
    </style:style>
    <style:style style:name="T143" style:family="text">
      <style:text-properties style:font-name="Arial" style:text-underline-style="none" fo:font-weight="normal" officeooo:rsid="01487abd" style:font-weight-asian="normal" style:font-weight-complex="normal"/>
    </style:style>
    <style:style style:name="T144" style:family="text">
      <style:text-properties style:font-name="Arial" style:text-underline-style="none" fo:font-weight="normal" officeooo:rsid="014e11a1" style:font-weight-asian="normal" style:font-weight-complex="normal"/>
    </style:style>
    <style:style style:name="T145" style:family="text">
      <style:text-properties style:font-name="Arial" style:text-underline-style="none" fo:font-weight="normal" officeooo:rsid="014fbbdb" style:font-weight-asian="normal" style:font-weight-complex="normal"/>
    </style:style>
    <style:style style:name="T146" style:family="text">
      <style:text-properties style:font-name="Arial" style:text-underline-style="none" fo:font-weight="normal" officeooo:rsid="015232b4" style:font-weight-asian="normal" style:font-weight-complex="normal"/>
    </style:style>
    <style:style style:name="T147" style:family="text">
      <style:text-properties style:font-name="Arial" style:text-underline-style="none" fo:font-weight="normal" officeooo:rsid="0155d777" style:font-weight-asian="normal" style:font-weight-complex="normal"/>
    </style:style>
    <style:style style:name="T148" style:family="text">
      <style:text-properties style:font-name="Arial" style:text-underline-style="none" fo:font-weight="normal" officeooo:rsid="015f7d7d" style:font-weight-asian="normal" style:font-weight-complex="normal"/>
    </style:style>
    <style:style style:name="T149" style:family="text">
      <style:text-properties style:font-name="Arial" style:text-underline-style="none" fo:font-weight="normal" officeooo:rsid="016134aa" style:font-weight-asian="normal" style:font-weight-complex="normal"/>
    </style:style>
    <style:style style:name="T150" style:family="text">
      <style:text-properties style:font-name="Arial" style:text-underline-style="none" fo:font-weight="normal" officeooo:rsid="0166cef5" style:font-weight-asian="normal" style:font-weight-complex="normal"/>
    </style:style>
    <style:style style:name="T151" style:family="text">
      <style:text-properties style:font-name="Arial" style:text-underline-style="none" fo:font-weight="normal" officeooo:rsid="01687bf4" style:font-weight-asian="normal" style:font-weight-complex="normal"/>
    </style:style>
    <style:style style:name="T152" style:family="text">
      <style:text-properties style:font-name="Arial" style:text-underline-style="none" fo:font-weight="normal" officeooo:rsid="0169db81" style:font-weight-asian="normal" style:font-weight-complex="normal"/>
    </style:style>
    <style:style style:name="T153" style:family="text">
      <style:text-properties style:font-name="Arial" style:text-underline-style="none" fo:font-weight="normal" officeooo:rsid="016f25d0" style:font-weight-asian="normal" style:font-weight-complex="normal"/>
    </style:style>
    <style:style style:name="T154" style:family="text">
      <style:text-properties style:font-name="Arial" style:text-underline-style="none" fo:font-weight="normal" officeooo:rsid="018f2cd4" style:font-weight-asian="normal" style:font-weight-complex="normal"/>
    </style:style>
    <style:style style:name="T155" style:family="text">
      <style:text-properties style:font-name="Arial" style:text-underline-style="none" fo:font-weight="normal" officeooo:rsid="018f8a96" style:font-weight-asian="normal" style:font-weight-complex="normal"/>
    </style:style>
    <style:style style:name="T156" style:family="text">
      <style:text-properties style:font-name="Arial" style:text-underline-style="none" fo:font-weight="normal" officeooo:rsid="019c78b1" style:font-weight-asian="normal" style:font-weight-complex="normal"/>
    </style:style>
    <style:style style:name="T157" style:family="text">
      <style:text-properties style:font-name="Arial" style:text-underline-style="none" fo:font-weight="normal" officeooo:rsid="019fbc67" style:font-weight-asian="normal" style:font-weight-complex="normal"/>
    </style:style>
    <style:style style:name="T158" style:family="text">
      <style:text-properties style:font-name="Arial" style:text-underline-style="none" fo:font-weight="normal" officeooo:rsid="01a33fd8" style:font-weight-asian="normal" style:font-weight-complex="normal"/>
    </style:style>
    <style:style style:name="T159" style:family="text">
      <style:text-properties style:font-name="Arial" style:text-underline-style="none" fo:font-weight="normal" officeooo:rsid="01a50a87" style:font-weight-asian="normal" style:font-weight-complex="normal"/>
    </style:style>
    <style:style style:name="T160" style:family="text">
      <style:text-properties style:font-name="Arial" style:text-underline-style="none" fo:font-weight="normal" officeooo:rsid="01ba9d31" style:font-weight-asian="normal" style:font-weight-complex="normal"/>
    </style:style>
    <style:style style:name="T161" style:family="text">
      <style:text-properties style:font-name="Arial" style:text-underline-style="none" fo:font-weight="normal" officeooo:rsid="01bc03a6" style:font-weight-asian="normal" style:font-weight-complex="normal"/>
    </style:style>
    <style:style style:name="T162" style:family="text">
      <style:text-properties style:font-name="Arial" style:text-underline-style="none" fo:font-weight="normal" officeooo:rsid="01bd7b11" style:font-weight-asian="normal" style:font-weight-complex="normal"/>
    </style:style>
    <style:style style:name="T163" style:family="text">
      <style:text-properties style:font-name="Arial" officeooo:rsid="006571c0"/>
    </style:style>
    <style:style style:name="T164" style:family="text">
      <style:text-properties style:font-name="Arial" officeooo:rsid="0065de93"/>
    </style:style>
    <style:style style:name="T165" style:family="text">
      <style:text-properties style:font-name="Arial" officeooo:rsid="007e8181"/>
    </style:style>
    <style:style style:name="T166" style:family="text">
      <style:text-properties style:font-name="Arial" officeooo:rsid="0083cd3c"/>
    </style:style>
    <style:style style:name="T167" style:family="text">
      <style:text-properties style:font-name="Arial" officeooo:rsid="00f571b6"/>
    </style:style>
    <style:style style:name="T168" style:family="text">
      <style:text-properties style:font-name="Arial" officeooo:rsid="01a9042d"/>
    </style:style>
    <style:style style:name="T169" style:family="text">
      <style:text-properties style:font-name="Arial" officeooo:rsid="01a94bea"/>
    </style:style>
    <style:style style:name="T170" style:family="text">
      <style:text-properties style:font-name="Arial" officeooo:rsid="01aa445d"/>
    </style:style>
    <style:style style:name="T171" style:family="text">
      <style:text-properties fo:font-variant="normal" fo:text-transform="none" fo:color="#000000" style:font-name="Arial" fo:font-size="10pt" fo:letter-spacing="normal" fo:font-style="normal" style:text-underline-style="none" fo:font-weight="normal" officeooo:rsid="006db319" style:font-size-asian="10pt" style:font-weight-asian="normal" style:font-size-complex="10pt" style:font-weight-complex="normal"/>
    </style:style>
    <style:style style:name="T172" style:family="text">
      <style:text-properties fo:font-size="10pt" fo:font-weight="normal" style:font-size-asian="10pt" style:font-weight-asian="normal" style:font-size-complex="10pt" style:font-weight-complex="normal"/>
    </style:style>
    <style:style style:name="T173" style:family="text">
      <style:text-properties officeooo:rsid="000b2442"/>
    </style:style>
    <style:style style:name="T174" style:family="text">
      <style:text-properties officeooo:rsid="000e975e"/>
    </style:style>
    <style:style style:name="T175" style:family="text">
      <style:text-properties officeooo:rsid="001082b3"/>
    </style:style>
    <style:style style:name="T176" style:family="text">
      <style:text-properties officeooo:rsid="0010e1fc"/>
    </style:style>
    <style:style style:name="T177" style:family="text">
      <style:text-properties officeooo:rsid="00134f12"/>
    </style:style>
    <style:style style:name="T178" style:family="text">
      <style:text-properties officeooo:rsid="00175bf5"/>
    </style:style>
    <style:style style:name="T179" style:family="text">
      <style:text-properties officeooo:rsid="00196ef5"/>
    </style:style>
    <style:style style:name="T180" style:family="text">
      <style:text-properties officeooo:rsid="001aa027"/>
    </style:style>
    <style:style style:name="T181" style:family="text">
      <style:text-properties officeooo:rsid="001d79f4"/>
    </style:style>
    <style:style style:name="T182" style:family="text">
      <style:text-properties officeooo:rsid="00206921"/>
    </style:style>
    <style:style style:name="T183" style:family="text">
      <style:text-properties officeooo:rsid="00210987"/>
    </style:style>
    <style:style style:name="T184" style:family="text">
      <style:text-properties officeooo:rsid="0085c864"/>
    </style:style>
    <style:style style:name="T185" style:family="text">
      <style:text-properties officeooo:rsid="00883696"/>
    </style:style>
    <style:style style:name="T186" style:family="text">
      <style:text-properties officeooo:rsid="0089a8bd"/>
    </style:style>
    <style:style style:name="T187" style:family="text">
      <style:text-properties officeooo:rsid="00ece6cd"/>
    </style:style>
    <style:style style:name="T188" style:family="text">
      <style:text-properties officeooo:rsid="00edd89e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officeooo:rsid="01249d40"/>
    </style:style>
    <style:style style:name="T191" style:family="text">
      <style:text-properties officeooo:rsid="01499257"/>
    </style:style>
    <style:style style:name="T192" style:family="text">
      <style:text-properties officeooo:rsid="0178743a"/>
    </style:style>
    <style:style style:name="T193" style:family="text">
      <style:text-properties fo:font-size="11pt" officeooo:rsid="0085c864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591cm" fo:margin-left="1.9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1.03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58cm" fo:text-indent="-0.635cm" fo:margin-left="1.55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93cm" fo:text-indent="-0.635cm" fo:margin-left="2.19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828cm" fo:text-indent="-0.635cm" fo:margin-left="2.82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63cm" fo:text-indent="-0.635cm" fo:margin-left="3.46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98cm" fo:text-indent="-0.635cm" fo:margin-left="4.09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733cm" fo:text-indent="-0.635cm" fo:margin-left="4.73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368cm" fo:text-indent="-0.635cm" fo:margin-left="5.36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003cm" fo:text-indent="-0.635cm" fo:margin-left="6.00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638cm" fo:text-indent="-0.635cm" fo:margin-left="6.63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273cm" fo:text-indent="-0.635cm" fo:margin-left="7.273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PI_LastName"/>
        <text:variable-decl office:value-type="string" text:name="PI_First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Motiejus Jakštys</text:p>
      <text:p text:style-name="P4"/>
      <table:table table:name="CV_TABLE" table:style-name="CV_5f_TABLE">
        <table:table-column table:style-name="CV_5f_TABLE.A"/>
        <table:table-column table:style-name="CV_5f_TABLE.B"/>
        <table:table-column table:style-name="CV_5f_TABLE.C"/>
        <table:table-column table:style-name="CV_5f_TABLE.D"/>
        <table:table-row>
          <table:table-cell table:number-columns-spanned="3">
            <table:table table:is-sub-table="true">
              <table:table-column table:style-name="CV_5f_TABLE.A1.1"/>
              <table:table-row>
                <table:table-cell table:style-name="CV_5f_TABLE.A1.1.1" office:value-type="string">
                  <text:p text:style-name="P8">Vilnius, Lithuania</text:p>
                </table:table-cell>
              </table:table-row>
              <table:table-row>
                <table:table-cell table:style-name="CV_5f_TABLE.A1.1.1" office:value-type="string">
                  <text:p text:style-name="P8">(+370) 62951392</text:p>
                </table:table-cell>
              </table:table-row>
            </table:table>
          </table:table-cell>
          <table:covered-table-cell/>
          <table:covered-table-cell/>
          <table:table-cell>
            <table:table table:is-sub-table="true">
              <table:table-column table:style-name="CV_5f_TABLE.D1.1"/>
              <table:table-column table:style-name="CV_5f_TABLE.D1.2"/>
              <table:table-row>
                <table:table-cell table:style-name="CV_5f_TABLE.A1.1.1" office:value-type="string">
                  <text:p text:style-name="P5"><text:span text:style-name="T2">S</text:span><text:span text:style-name="T2">eptember 19, 1989 :: Lithuania</text:span><text:span text:style-name="T2">n</text:span></text:p>
                </table:table-cell>
                <table:table-cell table:style-name="CV_5f_TABLE.A1.1.1" office:value-type="string">
                  <text:p text:style-name="P2">Glasgow, United Kingdom</text:p>
                </table:table-cell>
              </table:table-row>
              <table:table-row>
                <table:table-cell table:style-name="CV_5f_TABLE.A1.1.1" office:value-type="string">
                  <text:p text:style-name="P5"><text:a xlink:type="simple" xlink:href="mailto:motiejus@jakstys.lt"><text:span text:style-name="T2">motiejus@jakstys.lt</text:span></text:a></text:p>
                </table:table-cell>
                <table:table-cell table:style-name="CV_5f_TABLE.A1.1.1" office:value-type="string">
                  <text:p text:style-name="P2">(+44) 7403592482</text:p>
                </table:table-cell>
              </table:table-row>
            </table:table>
          </table:table-cell>
        </table:table-row>
        <table:table-row>
          <table:table-cell table:style-name="CV_5f_TABLE.A1.1.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2" office:value-type="string">
            <text:p text:style-name="P28"><text:span text:style-name="T181">Interested in</text:span>:</text:p>
          </table:table-cell>
          <table:covered-table-cell/>
          <table:table-cell table:style-name="CV_5f_TABLE.A1.1.1" table:number-columns-spanned="2" office:value-type="string">
            <text:p text:style-name="P29"><text:span text:style-name="T179">R</text:span><text:span text:style-name="T180">eal time</text:span><text:span text:style-name="T179"> </text:span><text:span text:style-name="T178">A</text:span><text:span text:style-name="T187">udio/</text:span><text:span text:style-name="T178">V</text:span><text:span text:style-name="T188">ideo</text:span><text:span text:style-name="T178"> processing, </text:span><text:span text:style-name="T191">s</text:span><text:span text:style-name="T182">ervice reliability</text:span><text:span text:style-name="T178"> </text:span><text:span text:style-name="T183">and automation </text:span><text:span text:style-name="T178">engineering</text:span></text:p>
          </table:table-cell>
          <table:covered-table-cell/>
        </table:table-row>
        <table:table-row>
          <table:table-cell table:style-name="CV_5f_TABLE.A1.1.1" office:value-type="string">
            <text:p text:style-name="P19"/>
          </table:table-cell>
          <table:table-cell table:style-name="CV_5f_TABLE.A1.1.1" table:number-columns-spanned="3" office:value-type="string">
            <text:p text:style-name="P19"/>
            <text:p text:style-name="P19"/>
            <text:p text:style-name="P19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1">Work experience</text:p>
          </table:table-cell>
          <table:table-cell table:style-name="CV_5f_TABLE.A1.1.1" table:number-columns-spanned="3" office:value-type="string">
            <text:list xml:id="list240424614" text:style-name="L1">
              <text:list-item>
                <text:p text:style-name="P54"><text:span text:style-name="T3">7/2011–now:</text:span><text:span text:style-name="T5"> Mano Numeris, UAB. Erlang software engineer.</text:span><text:span text:style-name="T10"> Business processes implementation using Erlang state machines. </text:span><text:span text:style-name="T11">Key </text:span><text:span text:style-name="T31">requirements</text:span><text:span text:style-name="T11">:</text:span><text:span text:style-name="T32"> </text:span><text:span text:style-name="T39">data </text:span><text:span text:style-name="T14">integrity </text:span><text:span text:style-name="T30">after </text:span><text:span text:style-name="T38">possible </text:span><text:span text:style-name="T15">failure</text:span><text:span text:style-name="T33">s</text:span><text:span text:style-name="T15"> </text:span><text:span text:style-name="T14">and </text:span><text:span text:style-name="T16">high </text:span><text:span text:style-name="T12">verifiability </text:span><text:span text:style-name="T37">are essential</text:span><text:span text:style-name="T13">. </text:span><text:span text:style-name="T34">Skills: producing</text:span><text:span text:style-name="T35"> high quality, well documented </text:span><text:span text:style-name="T36">and </text:span><text:span text:style-name="T35">tested </text:span><text:span text:style-name="T36">code</text:span><text:span text:style-name="T35">.</text:span></text:p>
              </text:list-item>
              <text:list-item>
                <text:p text:style-name="P53"><text:span text:style-name="T3">9/2011–now: </text:span><text:span text:style-name="T5">University of Glasgow Students' Representative Council </text:span><text:span text:style-name="T19">(SRC)</text:span><text:span text:style-name="T5">. Systems engineer. Responsibilities: </text:span><text:span text:style-name="T40">e</text:span><text:span text:style-name="T7">nhancing</text:span><text:span text:style-name="T5"> server and networking infrastructure. Working on storage cluster </text:span><text:span text:style-name="T6">and configuration automation</text:span><text:span text:style-name="T5"> for Xen </text:span><text:span text:style-name="T8">VMs</text:span><text:span text:style-name="T5">. Focu</text:span><text:span text:style-name="T6">s</text:span><text:span text:style-name="T9">es</text:span><text:span text:style-name="T5">: automatic provisioning and failure recoveries.</text:span></text:p>
              </text:list-item>
              <text:list-item>
                <text:p text:style-name="P53"><text:span text:style-name="T3">8/2010–11/2011: </text:span><text:span text:style-name="T5">Idiles Systems, UAB. Python web developer and CTO. </text:span><text:span text:style-name="T22">Lead developer of </text:span><text:span text:style-name="T5">4-</text:span><text:span text:style-name="T23">5</text:span><text:span text:style-name="T5"> team. </text:span><text:span text:style-name="T24">Making decisions about system architecture. </text:span><text:span text:style-name="T20">I was the one </text:span><text:span text:style-name="T25">hand</text:span><text:span text:style-name="T28">ing </text:span><text:span text:style-name="T25">exceptional situations </text:span><text:span text:style-name="T5">(</text:span><text:span text:style-name="T27">interesting </text:span><text:span text:style-name="T26">deployment </text:span><text:span text:style-name="T27">scenarios</text:span><text:span text:style-name="T26">, </text:span><text:span text:style-name="T5">failed migrations, </text:span><text:span text:style-name="T21">server crashes</text:span><text:span text:style-name="T17">, ...</text:span><text:span text:style-name="T5">). </text:span><text:span text:style-name="T41">Major w</text:span><text:span text:style-name="T5">ork </text:span><text:span text:style-name="T41">on </text:span><text:a xlink:type="simple" xlink:href="http://www.befluentin.com/"><text:span text:style-name="T5">BeFluentIn</text:span></text:a><text:span text:style-name="T5"> </text:span><text:span text:style-name="T18">and</text:span><text:span text:style-name="T5"> </text:span><text:a xlink:type="simple" xlink:href="http://liveopenly.com/"><text:span text:style-name="T5">LiveOpenly</text:span></text:a><text:span text:style-name="T5">. Technologies: Django, Pylons, PostgreSQL, Javascript, GIT.</text:span></text:p>
              </text:list-item>
              <text:list-item>
                <text:p text:style-name="P53"><text:span text:style-name="T3">7/2009–9/2010:</text:span><text:span text:style-name="T2"> Jocom, UAB. Lithuanian based company doing GSM termination. Core systems developer and system administrator. Technologies: Linux (Debian, CentOS), FreeBSD, HA MySQL, virtualization solution in Xen and KVM with FreeBSD ZFS-based SAN. Exotic distributed gateway network administration built on customized OpenWRT and OpenVPN. Designed and implemented </text:span><text:a xlink:type="simple" xlink:href="http://github.com/Motiejus/SoundPatty"><text:span text:style-name="T2">SoundPatty</text:span></text:a><text:span text:style-name="T2"> </text:span><text:span text:style-name="T163">real-time audio recognition system </text:span><text:span text:style-name="T164">(C++) and inte</text:span><text:span text:style-name="T168">grated to Asterisk </text:span><text:span text:style-name="T169">(JACK </text:span><text:span text:style-name="T170">API</text:span><text:span text:style-name="T169">).</text:span></text:p>
              </text:list-item>
              <text:list-item>
                <text:p text:style-name="P42"><text:span text:style-name="T4">2007–2009:</text:span><text:span text:style-name="T166"> HealthyComp, Inc. </text:span><text:span text:style-name="T167">S</text:span><text:span text:style-name="T166">earch engine optimization engine (PHP, Django)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5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31"><text:span text:style-name="T185">P</text:span><text:span text:style-name="T184">rogrammin</text:span><text:span text:style-name="T186">g</text:span></text:p>
          </table:table-cell>
          <table:table-cell table:style-name="CV_5f_TABLE.A1.1.1" table:number-columns-spanned="3" office:value-type="string">
            <text:list xml:id="list885488314" text:style-name="L10">
              <text:list-item>
                <text:p text:style-name="P43"><text:span text:style-name="T84">Python:</text:span><text:span text:style-name="T102"> since 2008. </text:span><text:span text:style-name="T107">W</text:span><text:span text:style-name="T102">ebsites and </text:span><text:span text:style-name="T151">other </text:span><text:span text:style-name="T102">programming</text:span><text:span text:style-name="T131"> </text:span><text:span text:style-name="T132">(</text:span><text:a xlink:type="simple" xlink:href="http://confident.lt/">confident.lt</text:a><text:span text:style-name="T152">, </text:span><text:a xlink:type="simple" xlink:href="https://github.com/Motiejus/django-webtopay">django-webtopay</text:a><text:span text:style-name="T152">, </text:span><text:span text:style-name="T153">work...</text:span><text:span text:style-name="T132">).</text:span></text:p>
              </text:list-item>
              <text:list-item>
                <text:p text:style-name="P44"><text:span text:style-name="T86">Erlang (PropEr, mochiweb, mnesia, ...):</text:span><text:span text:style-name="T108"> from 2011. Current employer.</text:span></text:p>
              </text:list-item>
              <text:list-item>
                <text:p text:style-name="P50"><text:span text:style-name="T88">C++: </text:span><text:span text:style-name="T130">O</text:span><text:span text:style-name="T111">lympiads </text:span><text:span text:style-name="T130">in Informatics</text:span><text:span text:style-name="T111"> from 2004. 2009</text:span><text:span text:style-name="T123">‒</text:span><text:span text:style-name="T111">2011: </text:span><text:a xlink:type="simple" xlink:href="http://github.com/Motiejus/SoundPatty">SoundPatty</text:a><text:span text:style-name="T111">.</text:span></text:p>
              </text:list-item>
              <text:list-item>
                <text:p text:style-name="P46"><text:span text:style-name="T93">Django, Pylons, </text:span><text:span text:style-name="T94">J</text:span><text:span text:style-name="T99">avascript</text:span><text:span text:style-name="T94">, </text:span><text:span text:style-name="T92">jQuery, HTML, CSS... </text:span><text:span text:style-name="T122">various </text:span><text:span text:style-name="T121">web development </text:span><text:span text:style-name="T122">projects</text:span><text:span text:style-name="T121"> 2005-2012.</text:span></text:p>
              </text:list-item>
              <text:list-item>
                <text:p text:style-name="P45"><text:span text:style-name="T87">Java: </text:span><text:span text:style-name="T134">since 2007.</text:span><text:span text:style-name="T109"> </text:span><text:span text:style-name="T135">Created d</text:span><text:span text:style-name="T133">istributed </text:span><text:a xlink:type="simple" xlink:href="https://github.com/Motiejus/ryanaid"><text:span text:style-name="T109">ryanair crawle</text:span></text:a><text:span text:style-name="T135">r </text:span><text:span text:style-name="T136">(on top of </text:span><text:span text:style-name="T150">S</text:span><text:span text:style-name="T136">elenium 2)</text:span><text:span text:style-name="T109">, </text:span><text:span text:style-name="T134">university projects.</text:span></text:p>
              </text:list-item>
              <text:list-item>
                <text:p text:style-name="P45"><text:span text:style-name="T87">Android:</text:span><text:span text:style-name="T109"> </text:span><text:span text:style-name="T137">since 2011: </text:span><text:span text:style-name="T128">Mobile Software Engineering </text:span><text:span text:style-name="T110">project</text:span><text:span text:style-name="T129">s</text:span><text:span text:style-name="T110"> at university.</text:span></text:p>
              </text:list-item>
              <text:list-item>
                <text:p text:style-name="P52"><text:span text:style-name="T100">C</text:span><text:span text:style-name="T101">:</text:span><text:span text:style-name="T160"> hobby Linux system programming </text:span><text:span text:style-name="T67">(</text:span><text:span text:style-name="T68">cat and mouse </text:span><text:span text:style-name="T71">game </text:span><text:span text:style-name="T68">with university </text:span><text:span text:style-name="T72">cluster </text:span><text:span text:style-name="T71">administrators</text:span><text:span text:style-name="T67">).</text:span></text:p>
              </text:list-item>
              <text:list-item>
                <text:p text:style-name="P47"><text:span text:style-name="T95">Ruby </text:span><text:span text:style-name="T96">on Rails</text:span><text:span text:style-name="T95"> </text:span><text:span text:style-name="T124">(</text:span><text:a xlink:type="simple" xlink:href="http://trool.org/">trool.org</text:a><text:span text:style-name="T124">), </text:span><text:span text:style-name="T83">Perl </text:span><text:span text:style-name="T125">(</text:span><text:a xlink:type="simple" xlink:href="https://github.com/Motiejus/Asterisk-perl-AMI">AMI library</text:a><text:span text:style-name="T127"> </text:span><text:span text:style-name="T138">and sysadmin scripts</text:span><text:span text:style-name="T125">)</text:span><text:span text:style-name="T119">, </text:span><text:span text:style-name="T83">PHP</text:span><text:span text:style-name="T119"> </text:span><text:span text:style-name="T126">(</text:span><text:a xlink:type="simple" xlink:href="https://github.com/Motiejus/licmail">licmail</text:a><text:span text:style-name="T126">)</text:span><text:span text:style-name="T119">, </text:span><text:span text:style-name="T97">Delphi</text:span><text:span text:style-name="T120">.</text:span></text:p>
              </text:list-item>
              <text:list-item>
                <text:p text:style-name="P49"><text:span text:style-name="T80">GIT: </text:span><text:span text:style-name="T56">from 2008.</text:span><text:span text:style-name="T49"> Really like this tool </text:span><text:span text:style-name="T53">and educate others to use it.</text:span></text:p>
              </text:list-item>
              <text:list-item>
                <text:p text:style-name="P48"><text:span text:style-name="T91">Test driven development. </text:span><text:span text:style-name="T118">I encourage tests-first development.</text:span></text:p>
              </text:list-item>
              <text:list-item>
                <text:p text:style-name="P51"><text:span text:style-name="T139">Interested in audio codecs, </text:span><text:span text:style-name="T142">sound </text:span><text:span text:style-name="T141">transport mechanisms</text:span><text:span text:style-name="T139">, </text:span><text:span text:style-name="T140">compression, </text:span><text:span text:style-name="T143">QoS</text:span><text:span text:style-name="T140">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30"><text:span text:style-name="T193">Systems</text:span><text:span text:style-name="T184"> </text:span></text:p>
          </table:table-cell>
          <table:table-cell table:style-name="CV_5f_TABLE.A1.1.1" table:number-columns-spanned="3" office:value-type="string">
            <text:list xml:id="list1875813186" text:style-name="L2">
              <text:list-item>
                <text:p text:style-name="P40"><text:span text:style-name="T78">Linux: </text:span><text:span text:style-name="T43">since </text:span><text:span text:style-name="T42">2006.</text:span><text:span text:style-name="T44"> </text:span><text:span text:style-name="T77">Very good at </text:span><text:span text:style-name="T45">Debia</text:span><text:span text:style-name="T74">n</text:span><text:span text:style-name="T46">, </text:span><text:span text:style-name="T47">very familiar with</text:span><text:span text:style-name="T46"> </text:span><text:span text:style-name="T74">Gentoo</text:span><text:span text:style-name="T46"> </text:span><text:span text:style-name="T59">and</text:span><text:span text:style-name="T58"> </text:span><text:span text:style-name="T47">OpenWRT. </text:span><text:span text:style-name="T76">Using a</text:span><text:span text:style-name="T70">ctively</text:span><text:span text:style-name="T65">.</text:span></text:p>
              </text:list-item>
              <text:list-item>
                <text:p text:style-name="P33"><text:span text:style-name="T79">FreeBSD: </text:span><text:span text:style-name="T61">ZFS-based SAN </text:span><text:span text:style-name="T73">solution implementations</text:span><text:span text:style-name="T61"> in JOCOM and SRC.</text:span></text:p>
              </text:list-item>
              <text:list-item>
                <text:p text:style-name="P34"><text:span text:style-name="T89">Xen, KVM, libvirt:</text:span><text:span text:style-name="T112"> </text:span><text:span text:style-name="T113">JOCOM and SRC.</text:span><text:span text:style-name="T156"> </text:span><text:span text:style-name="T157">Striving for automatic deployment </text:span><text:span text:style-name="T158">and </text:span><text:span text:style-name="T159">failure </text:span><text:span text:style-name="T158">recoveries.</text:span></text:p>
              </text:list-item>
              <text:list-item>
                <text:p text:style-name="P38"><text:span text:style-name="T98">N</text:span><text:span text:style-name="T85">etworking knowledge: </text:span><text:span text:style-name="T144">ipv4/ipv6 </text:span><text:span text:style-name="T106">r</text:span><text:span text:style-name="T105">outing, </text:span><text:span text:style-name="T171">IEEE 802.1Q</text:span><text:span text:style-name="T103">, iptable</text:span><text:span text:style-name="T104">s</text:span><text:span text:style-name="T103">, </text:span><text:span text:style-name="T145">xtables</text:span><text:span text:style-name="T146">, </text:span><text:span text:style-name="T147">openvpn, </text:span><text:span text:style-name="T154">bridg</text:span><text:span text:style-name="T155">ing</text:span><text:span text:style-name="T154">...</text:span></text:p>
              </text:list-item>
              <text:list-item>
                <text:p text:style-name="P35"><text:span text:style-name="T90">Chef:</text:span><text:span text:style-name="T114"> </text:span><text:span text:style-name="T117">r</text:span><text:span text:style-name="T114">ecently </text:span><text:span text:style-name="T116">(late 2011) </text:span><text:span text:style-name="T114">started </text:span><text:span text:style-name="T115">deploying in </text:span><text:span text:style-name="T148">my</text:span><text:span text:style-name="T115"> </text:span><text:span text:style-name="T149">own </text:span><text:span text:style-name="T114">servers.</text:span></text:p>
              </text:list-item>
              <text:list-item>
                <text:p text:style-name="P36"><text:span text:style-name="T80">Asterisk </text:span><text:span text:style-name="T48">1.2, 1.6. </text:span><text:span text:style-name="T51">customization and </text:span><text:span text:style-name="T52">RT </text:span><text:span text:style-name="T48">sound recognition application int</text:span><text:span text:style-name="T50">e</text:span><text:span text:style-name="T48">gration via JACK API.</text:span></text:p>
              </text:list-item>
              <text:list-item>
                <text:p text:style-name="P37"><text:span text:style-name="T81">MySQL, PostgreSQL, </text:span><text:span text:style-name="T82">CouchDB</text:span><text:span text:style-name="T81">:</text:span><text:span text:style-name="T54"> from 2005, </text:span><text:span text:style-name="T55">for everything.</text:span></text:p>
              </text:list-item>
              <text:list-item>
                <text:p text:style-name="P39"><text:span text:style-name="T57">Interested in automat</text:span><text:span text:style-name="T63">ic</text:span><text:span text:style-name="T57"> deployment, </text:span><text:span text:style-name="T64">scalable</text:span><text:span text:style-name="T62"> and self-recovering systems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5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2">Education</text:p>
          </table:table-cell>
          <table:table-cell table:style-name="CV_5f_TABLE.A1.1.1" table:number-columns-spanned="3" office:value-type="string">
            <text:list xml:id="list180161988" text:style-name="L3">
              <text:list-item>
                <text:p text:style-name="P27"><text:span text:style-name="T3">2010–2013:</text:span><text:span text:style-name="T2"> University of Glasgow, B</text:span><text:span text:style-name="T165">S</text:span><text:span text:style-name="T2">c of Mobile Software Engineering. Faster route.</text:span></text:p>
              </text:list-item>
              <text:list-item>
                <text:p text:style-name="P27"><text:span text:style-name="T3">2009</text:span><text:span text:style-name="T3">–</text:span><text:span text:style-name="T3">201</text:span><text:span text:style-name="T3">0</text:span><text:span text:style-name="T3">: </text:span><text:span text:style-name="T5">Vilnius University, Financial and Actuarial Mathematics (un</text:span><text:span text:style-name="T5">f</text:span><text:span text:style-name="T5">inished)</text:span></text:p>
              </text:list-item>
              <text:list-item>
                <text:p text:style-name="P55"><text:span text:style-name="T1">2004</text:span><text:span text:style-name="T1">–</text:span><text:span text:style-name="T1">2008:</text:span> Vilnius Lyceum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8">Olympiads, competitions</text:p>
          </table:table-cell>
          <table:table-cell table:style-name="CV_5f_TABLE.A1.1.1" table:number-columns-spanned="3" office:value-type="string">
            <text:list xml:id="list1146423304" text:style-name="L4">
              <text:list-item>
                <text:p text:style-name="P41">2008 2nd place in prof. J. Matulionis Junior mathematicians' competition.</text:p>
              </text:list-item>
              <text:list-item>
                <text:p text:style-name="P41">2008 2nd place Junior mathematicians' competition in Šiauliai university.</text:p>
              </text:list-item>
              <text:list-item>
                <text:p text:style-name="P41">2004, 2005 1'st place in Lithuania Olympiad in Informatics (Pascal)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9"/>
          </table:table-cell>
          <table:table-cell table:style-name="CV_5f_TABLE.A1.1.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CV_5f_TABLE.14">
          <table:table-cell table:style-name="CV_5f_TABLE.A1.1.1" office:value-type="string">
            <text:p text:style-name="P11">Languages</text:p>
          </table:table-cell>
          <table:table-cell table:style-name="CV_5f_TABLE.A1.1.1" table:number-columns-spanned="3" office:value-type="string">
            <text:p text:style-name="P13">Lithuanian: mother tongue, English: fluent, German: good, Russian: beginner.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9"/>
          </table:table-cell>
          <table:table-cell table:style-name="CV_5f_TABLE.A1.1.1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6">Personal qualities</text:p>
          </table:table-cell>
          <table:table-cell table:style-name="CV_5f_TABLE.A1.1.1" table:number-columns-spanned="3" office:value-type="string">
            <text:p text:style-name="P17">I am more than happy to take a task and give it back once it's complete. I work alone easily and learn rapidly. I am considered being responsible, disciplined, well organized. <text:span text:style-name="T189">I love what I do.</text:span></text:p>
          </table:table-cell>
          <table:covered-table-cell/>
          <table:covered-table-cell/>
        </table:table-row>
        <table:table-row>
          <table:table-cell table:style-name="CV_5f_TABLE.A17" office:value-type="string">
            <text:p text:style-name="P14">Hobbies</text:p>
          </table:table-cell>
          <table:table-cell table:style-name="CV_5f_TABLE.A1.1.1" table:number-columns-spanned="3" office:value-type="string">
            <text:p text:style-name="P25">I enjoy <text:span text:style-name="T176">being in </text:span>nature; I often participate and organize hiking, cycling and <text:span text:style-name="T173">hitch-hiking </text:span>2-5 day trips. <text:span text:style-name="T177">Also o</text:span><text:span text:style-name="T172">rienteering sports. Lithuania ski orienteering champion in 2007.</text:span>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56"><text:span text:style-name="T192">Driving</text:span></text:p>
          </table:table-cell>
          <table:table-cell table:style-name="CV_5f_TABLE.A1.1.1" table:number-columns-spanned="3" office:value-type="string">
            <text:p text:style-name="P22"><text:span text:style-name="T175">Categories </text:span><text:span text:style-name="T174">A and B</text:span></text:p>
          </table:table-cell>
          <table:covered-table-cell/>
          <table:covered-table-cell/>
        </table:table-row>
        <table:table-row table:style-name="CV_5f_TABLE.19">
          <table:table-cell table:style-name="CV_5f_TABLE.A1.1.1" office:value-type="string">
            <text:p text:style-name="P9"/>
          </table:table-cell>
          <table:table-cell table:style-name="CV_5f_TABLE.A1.1.1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6">Recommendations <text:span text:style-name="T172">(c</text:span><text:span text:style-name="T172">ontacts available upon request</text:span><text:span text:style-name="T172">)</text:span></text:p>
          </table:table-cell>
          <table:covered-table-cell/>
          <table:covered-table-cell/>
          <table:covered-table-cell/>
        </table:table-row>
        <table:table-row>
          <table:table-cell table:style-name="CV_5f_TABLE.A1.1.1" office:value-type="string">
            <text:p text:style-name="P10">Gavin Reynolds</text:p>
          </table:table-cell>
          <table:table-cell table:style-name="CV_5f_TABLE.A1.1.1" table:number-columns-spanned="3" office:value-type="string">
            <text:p text:style-name="P21">Employer at University of Glasgow Students' Representative Council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0">Bronius Skūpas</text:p>
          </table:table-cell>
          <table:table-cell table:style-name="CV_5f_TABLE.A1.1.1" table:number-columns-spanned="3" office:value-type="string">
            <text:p text:style-name="P21">Leader of Technical committee of International and Lithuanian Olympiads in Informatics.</text:p>
          </table:table-cell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 style:master-page-name="">
      <style:paragraph-properties fo:margin-left="0.199cm" fo:margin-right="0.199cm" fo:text-align="end" style:justify-single-word="false" fo:text-indent="0cm" style:auto-text-indent="false" style:page-number="auto" style:shadow="none">
        <style:tab-stops/>
      </style:paragraph-properties>
      <style:text-properties fo:font-size="14pt" fo:letter-spacing="0.018cm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-left="0.199cm" fo:margin-right="0.199cm" fo:margin-top="0.131cm" fo:margin-bottom="0cm" fo:text-align="end" style:justify-single-word="false" fo:text-indent="0cm" style:auto-text-indent="false">
        <style:tab-stops/>
      </style:paragraph-properties>
      <style:text-properties fo:font-size="12pt" fo:font-weight="bold"/>
    </style:style>
    <style:style style:name="CV_20_Heading_20_2" style:display-name="CV Heading 2" style:family="paragraph" style:parent-style-name="CV_20_Heading_20_1" style:next-style-name="Standard">
      <style:paragraph-properties fo:margin-top="0cm" fo:margin-bottom="0cm"/>
      <style:text-properties fo:font-size="11pt" fo:font-weight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131cm" fo:margin-bottom="0cm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CV_20_Heading_20_3_20_-_20_First_20_Line" style:display-name="CV Heading 3 - First Line" style:family="paragraph" style:parent-style-name="CV_20_Heading_20_3" style:next-style-name="CV_20_Heading_20_3">
      <style:paragraph-properties fo:margin-top="0.131cm" fo:margin-bottom="0cm"/>
    </style:style>
    <style:style style:name="CV_20_Heading_20_Language" style:display-name="CV Heading Language" style:family="paragraph" style:parent-style-name="CV_20_Heading_20_2" style:next-style-name="Level_20_Assessment_20_-_20_Code" style:class="text">
      <style:paragraph-properties fo:margin-left="0.199cm" fo:margin-right="0.199cm" fo:text-align="end" style:justify-single-word="false" fo:text-indent="0cm" style:auto-text-indent="false"/>
      <style:text-properties fo:font-size="11pt" fo:font-style="normal" fo:font-weight="bold"/>
    </style:style>
    <style:style style:name="Level_20_Assessment_20_-_20_Code" style:display-name="Level Assessment - Code" style:family="paragraph" style:parent-style-name="Standard" style:next-style-name="Level_20_Assessment_20_-_20_Description" style:class="text">
      <style:paragraph-properties fo:margin-left="0.049cm" fo:margin-right="0cm" fo:text-align="center" style:justify-single-word="false" fo:text-indent="0cm" style:auto-text-indent="false"/>
      <style:text-properties fo:font-size="9pt" fo:font-weight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 style:class="text">
      <style:paragraph-properties style:vertical-align="bottom"/>
      <style:text-properties fo:font-size="9pt"/>
    </style:style>
    <style:style style:name="Small_20_Gap" style:display-name="Small Gap" style:family="paragraph" style:parent-style-name="Standard" style:next-style-name="Standard">
      <style:text-properties fo:font-size="5pt"/>
    </style:style>
    <style:style style:name="CV_20_Heading_20_Level" style:display-name="CV Heading Level" style:family="paragraph" style:parent-style-name="CV_20_Heading_20_3" style:next-style-name="Standard">
      <style:text-properties fo:font-style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-left="0.101cm" fo:margin-right="0.101cm" fo:text-indent="0cm" style:auto-text-indent="false"/>
      <style:text-properties fo:font-size="11pt" fo:font-weight="bold"/>
    </style:style>
    <style:style style:name="Level_20_Assessment_20_-_20_Heading_20_2" style:display-name="Level Assessment - Heading 2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>
        <style:tab-stops/>
      </style:paragraph-properties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text-align="start" style:justify-single-word="false" fo:text-indent="0cm" style:auto-text-indent="false"/>
      <style:text-properties fo:font-size="9pt" fo:font-style="italic"/>
    </style:style>
    <style:style style:name="CV_20_Major" style:display-name="CV Major" style:family="paragraph" style:parent-style-name="Standard" style:class="extra">
      <style:paragraph-properties fo:margin-left="0.199cm" fo:margin-right="0.199cm" fo:text-indent="0cm" style:auto-text-indent="false"/>
      <style:text-properties fo:font-size="12pt" fo:font-weight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131cm" fo:margin-bottom="0cm"/>
    </style:style>
    <style:style style:name="CV_20_Medium" style:display-name="CV Medium" style:family="paragraph" style:parent-style-name="CV_20_Major" style:class="extra">
      <style:paragraph-properties fo:margin-left="0.199cm" fo:margin-right="0.199cm" fo:text-indent="0cm" style:auto-text-indent="false"/>
      <style:text-properties fo:font-size="11pt"/>
    </style:style>
    <style:style style:name="CV_20_Medium_20_-_20_First_20_Line" style:display-name="CV Medium - First Line" style:family="paragraph" style:parent-style-name="CV_20_Medium" style:next-style-name="CV_20_Medium">
      <style:paragraph-properties fo:margin-top="0.131cm" fo:margin-bottom="0cm"/>
    </style:style>
    <style:style style:name="CV_20_Normal" style:display-name="CV Normal" style:family="paragraph" style:parent-style-name="CV_20_Medium" style:class="extra">
      <style:paragraph-properties fo:margin-left="0.199cm" fo:margin-right="0.199cm" fo:text-indent="0cm" style:auto-text-indent="false"/>
      <style:text-properties fo:font-size="10pt" fo:font-weight="normal"/>
    </style:style>
    <style:style style:name="CV_20_Spacer" style:display-name="CV Spacer" style:family="paragraph" style:parent-style-name="CV_20_Normal" style:class="extra">
      <style:text-properties fo:font-size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131cm" fo:margin-bottom="0cm"/>
    </style:style>
    <style:style style:name="CV_20_Footer_20_Left" style:display-name="CV Footer Left" style:family="paragraph" style:parent-style-name="Standard">
      <style:paragraph-properties fo:margin-left="0cm" fo:margin-right="0cm" fo:text-align="end" style:justify-single-word="false" fo:text-indent="0.635cm" style:auto-text-indent="false"/>
      <style:text-properties fo:font-size="8pt" fo:language="en" fo:country="U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V_20_Footer_20_Right">
      <style:paragraph-properties fo:text-align="start" style:justify-single-word="false"/>
    </style:style>
    <style:style style:name="MT1" style:family="text">
      <style:text-properties officeooo:rsid="01249d40"/>
    </style:style>
    <style:style style:name="MT2" style:family="text"/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cm" fo:margin-bottom="0.97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CV_20_Page" style:display-name="CV Page" style:page-layout-name="Mpm4">
      <style:footer>
        <text:p text:style-name="MP1">For latest CV, <text:span text:style-name="MT1">see</text:span>: <text:a xlink:type="simple" xlink:href="http://m.jakstys.lt/">http://m.jakstys.lt/</text:a></text:p>
      </style:footer>
    </style:master-page>
    <style:master-page style:name="CV_20_Standard" style:display-name="CV Standard" style:page-layout-name="Mpm5"/>
    <style:master-page style:name="CV_20_HTML" style:display-name="CV HTML" style:page-layout-name="Mpm6"/>
    <style:master-page style:name="CV_20_Endnote" style:display-name="CV 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Motiejus Jakštys Curriculum Vitae</dc:title>
    <meta:initial-creator>PHT</meta:initial-creator>
    <meta:creation-date>2005-01-21T11:29:00</meta:creation-date>
    <dc:date>2012-02-19T23:48:43</dc:date>
    <meta:print-date>2011-11-25T11:16:54</meta:print-date>
    <meta:editing-cycles>1611</meta:editing-cycles>
    <meta:editing-duration>PT29H05M50S</meta:editing-duration>
    <meta:keyword>Motiejus Jakštys</meta:keyword>
    <meta:document-statistic meta:table-count="1" meta:image-count="0" meta:object-count="0" meta:page-count="1" meta:paragraph-count="58" meta:word-count="610" meta:character-count="4454"/>
    <meta:user-defined meta:name="Info 1"/>
    <meta:user-defined meta:name="Info 2"/>
    <meta:user-defined meta:name="Info 3"/>
    <meta:user-defined meta:name="Info 4"/>
  </office:meta>
</office:document-meta>
</file>